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29.4pt" svg:y="205.37pt">
            <loext:p draw:notify-on-update-of-ranges="'mono vs. part'.A3:'mono vs. part'.A3 'mono vs. part'.A4:'mono vs. part'.A12 'mono vs. part'.B3:'mono vs. part'.B3 'mono vs. part'.B4:'mono vs. part'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672971739806" calcext:value-type="float">
            <text:p>0.0067297174</text:p>
          </table:table-cell>
          <table:table-cell office:value-type="float" office:value="0.00000116443489547" calcext:value-type="float">
            <text:p>1.16E-06</text:p>
          </table:table-cell>
          <table:table-cell office:value-type="float" office:value="0.00000335172652748" calcext:value-type="float">
            <text:p>3.35E-06</text:p>
          </table:table-cell>
          <table:table-cell office:value-type="float" office:value="0.000000535584656016" calcext:value-type="float">
            <text:p>5.36E-07</text:p>
          </table:table-cell>
          <table:table-cell office:value-type="float" office:value="0.78550633669" calcext:value-type="float">
            <text:p>0.7855063367</text:p>
          </table:table-cell>
          <table:table-cell office:value-type="float" office:value="0.041143597233" calcext:value-type="float">
            <text:p>0.0411435972</text:p>
          </table:table-cell>
          <table:table-cell office:value-type="float" office:value="0.125457740389" calcext:value-type="float">
            <text:p>0.1254577404</text:p>
          </table:table-cell>
          <table:table-cell office:value-type="float" office:value="0.00421052058814" calcext:value-type="float">
            <text:p>0.0042105206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665254645801" calcext:value-type="float">
            <text:p>0.0066525465</text:p>
          </table:table-cell>
          <table:table-cell office:value-type="float" office:value="0.000000363151875285" calcext:value-type="float">
            <text:p>3.63E-07</text:p>
          </table:table-cell>
          <table:table-cell office:value-type="float" office:value="0.00000343767107537" calcext:value-type="float">
            <text:p>3.44E-06</text:p>
          </table:table-cell>
          <table:table-cell office:value-type="float" office:value="0.000000579907461652" calcext:value-type="float">
            <text:p>5.80E-07</text:p>
          </table:table-cell>
          <table:table-cell office:value-type="float" office:value="0.778303383714" calcext:value-type="float">
            <text:p>0.7783033837</text:p>
          </table:table-cell>
          <table:table-cell office:value-type="float" office:value="0.0142927871891" calcext:value-type="float">
            <text:p>0.0142927872</text:p>
          </table:table-cell>
          <table:table-cell office:value-type="float" office:value="0.133845197673" calcext:value-type="float">
            <text:p>0.1338451977</text:p>
          </table:table-cell>
          <table:table-cell office:value-type="float" office:value="0.00434725221655" calcext:value-type="float">
            <text:p>0.0043472522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668596320907" calcext:value-type="float">
            <text:p>0.0066859632</text:p>
          </table:table-cell>
          <table:table-cell office:value-type="float" office:value="0.000000303592222664" calcext:value-type="float">
            <text:p>3.04E-07</text:p>
          </table:table-cell>
          <table:table-cell office:value-type="float" office:value="0.00000347842615079" calcext:value-type="float">
            <text:p>3.48E-06</text:p>
          </table:table-cell>
          <table:table-cell office:value-type="float" office:value="0.000000586262092316" calcext:value-type="float">
            <text:p>5.86E-07</text:p>
          </table:table-cell>
          <table:table-cell office:value-type="float" office:value="0.780749429487" calcext:value-type="float">
            <text:p>0.7807494295</text:p>
          </table:table-cell>
          <table:table-cell office:value-type="float" office:value="0.0126173950371" calcext:value-type="float">
            <text:p>0.012617395</text:p>
          </table:table-cell>
          <table:table-cell office:value-type="float" office:value="0.13594373413" calcext:value-type="float">
            <text:p>0.1359437341</text:p>
          </table:table-cell>
          <table:table-cell office:value-type="float" office:value="0.0043778601167" calcext:value-type="float">
            <text:p>0.0043778601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668676632239" calcext:value-type="float">
            <text:p>0.0066867663</text:p>
          </table:table-cell>
          <table:table-cell office:value-type="float" office:value="0.000000302049954836" calcext:value-type="float">
            <text:p>3.02E-07</text:p>
          </table:table-cell>
          <table:table-cell office:value-type="float" office:value="0.00000347943003928" calcext:value-type="float">
            <text:p>3.48E-06</text:p>
          </table:table-cell>
          <table:table-cell office:value-type="float" office:value="0.000000586474869319" calcext:value-type="float">
            <text:p>5.86E-07</text:p>
          </table:table-cell>
          <table:table-cell office:value-type="float" office:value="0.780676985885" calcext:value-type="float">
            <text:p>0.7806769859</text:p>
          </table:table-cell>
          <table:table-cell office:value-type="float" office:value="0.0125249944639" calcext:value-type="float">
            <text:p>0.0125249945</text:p>
          </table:table-cell>
          <table:table-cell office:value-type="float" office:value="0.135931173497" calcext:value-type="float">
            <text:p>0.1359311735</text:p>
          </table:table-cell>
          <table:table-cell office:value-type="float" office:value="0.00437947491212" calcext:value-type="float">
            <text:p>0.0043794749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00668671891485" calcext:value-type="float">
            <text:p>0.0066867189</text:p>
          </table:table-cell>
          <table:table-cell office:value-type="float" office:value="0.000000302302099299" calcext:value-type="float">
            <text:p>3.02E-07</text:p>
          </table:table-cell>
          <table:table-cell office:value-type="float" office:value="0.00000347934950023" calcext:value-type="float">
            <text:p>3.48E-06</text:p>
          </table:table-cell>
          <table:table-cell office:value-type="float" office:value="0.00000058646062022" calcext:value-type="float">
            <text:p>5.86E-07</text:p>
          </table:table-cell>
          <table:table-cell office:value-type="float" office:value="0.780687722689" calcext:value-type="float">
            <text:p>0.7806877227</text:p>
          </table:table-cell>
          <table:table-cell office:value-type="float" office:value="0.0125335744677" calcext:value-type="float">
            <text:p>0.0125335745</text:p>
          </table:table-cell>
          <table:table-cell office:value-type="float" office:value="0.13593650245" calcext:value-type="float">
            <text:p>0.1359365025</text:p>
          </table:table-cell>
          <table:table-cell office:value-type="float" office:value="0.00437949087398" calcext:value-type="float">
            <text:p>0.0043794909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office:value-type="float" office:value="0.00668670078945" calcext:value-type="float">
            <text:p>0.0066867008</text:p>
          </table:table-cell>
          <table:table-cell office:value-type="float" office:value="0.000000302345129024" calcext:value-type="float">
            <text:p>3.02E-07</text:p>
          </table:table-cell>
          <table:table-cell office:value-type="float" office:value="0.00000347932402143" calcext:value-type="float">
            <text:p>3.48E-06</text:p>
          </table:table-cell>
          <table:table-cell office:value-type="float" office:value="0.000000586456499752" calcext:value-type="float">
            <text:p>5.86E-07</text:p>
          </table:table-cell>
          <table:table-cell office:value-type="float" office:value="0.780688576663" calcext:value-type="float">
            <text:p>0.7806885767</text:p>
          </table:table-cell>
          <table:table-cell office:value-type="float" office:value="0.0125343107744" calcext:value-type="float">
            <text:p>0.0125343108</text:p>
          </table:table-cell>
          <table:table-cell office:value-type="float" office:value="0.13593552894" calcext:value-type="float">
            <text:p>0.1359355289</text:p>
          </table:table-cell>
          <table:table-cell office:value-type="float" office:value="0.00437944320101" calcext:value-type="float">
            <text:p>0.0043794432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719713061167" calcext:value-type="float">
            <text:p>0.0071971306</text:p>
          </table:table-cell>
          <table:table-cell office:value-type="float" office:value="0.00000372353628319" calcext:value-type="float">
            <text:p>3.72E-06</text:p>
          </table:table-cell>
          <table:table-cell office:value-type="float" office:value="0.00000467210032903" calcext:value-type="float">
            <text:p>4.67E-06</text:p>
          </table:table-cell>
          <table:table-cell office:value-type="float" office:value="0.000000526290195637" calcext:value-type="float">
            <text:p>5.26E-07</text:p>
          </table:table-cell>
          <table:table-cell office:value-type="float" office:value="0.872662586036" calcext:value-type="float">
            <text:p>0.872662586</text:p>
          </table:table-cell>
          <table:table-cell office:value-type="float" office:value="0.125656568352" calcext:value-type="float">
            <text:p>0.1256565684</text:p>
          </table:table-cell>
          <table:table-cell office:value-type="float" office:value="0.121092151271" calcext:value-type="float">
            <text:p>0.1210921513</text:p>
          </table:table-cell>
          <table:table-cell office:value-type="float" office:value="0.00579111298052" calcext:value-type="float">
            <text:p>0.005791113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814853899363" calcext:value-type="float">
            <text:p>0.8148538994</text:p>
          </table:table-cell>
          <table:table-cell office:value-type="float" office:value="0.0374469580902" calcext:value-type="float">
            <text:p>3.74E-02</text:p>
          </table:table-cell>
          <table:table-cell office:value-type="float" office:value="0.0520590537893" calcext:value-type="float">
            <text:p>5.21E-02</text:p>
          </table:table-cell>
          <table:table-cell office:value-type="float" office:value="0.0079644350636" calcext:value-type="float">
            <text:p>7.96E-03</text:p>
          </table:table-cell>
          <table:table-cell office:value-type="float" office:value="132.771813958" calcext:value-type="float">
            <text:p>132.771813958</text:p>
          </table:table-cell>
          <table:table-cell office:value-type="float" office:value="1934.73419044" calcext:value-type="float">
            <text:p>1934.73419044</text:p>
          </table:table-cell>
          <table:table-cell office:value-type="float" office:value="2977.04669071" calcext:value-type="float">
            <text:p>2977.04669071</text:p>
          </table:table-cell>
          <table:table-cell office:value-type="float" office:value="142.316412394" calcext:value-type="float">
            <text:p>142.316412394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361234222038" calcext:value-type="float">
            <text:p>0.0361234222</text:p>
          </table:table-cell>
          <table:table-cell office:value-type="float" office:value="0.000127244631402" calcext:value-type="float">
            <text:p>1.27E-04</text:p>
          </table:table-cell>
          <table:table-cell office:value-type="float" office:value="0.0000971643025091" calcext:value-type="float">
            <text:p>9.72E-05</text:p>
          </table:table-cell>
          <table:table-cell office:value-type="float" office:value="0.0000151097403652" calcext:value-type="float">
            <text:p>1.51E-05</text:p>
          </table:table-cell>
          <table:table-cell office:value-type="float" office:value="6.56302221346" calcext:value-type="float">
            <text:p>6.5630222135</text:p>
          </table:table-cell>
          <table:table-cell office:value-type="float" office:value="7.61334964041" calcext:value-type="float">
            <text:p>7.6133496404</text:p>
          </table:table-cell>
          <table:table-cell office:value-type="float" office:value="5.51384812457" calcext:value-type="float">
            <text:p>5.5138481246</text:p>
          </table:table-cell>
          <table:table-cell office:value-type="float" office:value="0.322160377709" calcext:value-type="float">
            <text:p>0.3221603777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3.82224210067" calcext:value-type="float">
            <text:p>3.8222421007</text:p>
          </table:table-cell>
          <table:table-cell office:value-type="float" office:value="0.791920794238" calcext:value-type="float">
            <text:p>7.92E-01</text:p>
          </table:table-cell>
          <table:table-cell office:value-type="float" office:value="1.18236864747" calcext:value-type="float">
            <text:p>1.18E+00</text:p>
          </table:table-cell>
          <table:table-cell office:value-type="float" office:value="0.181542532196" calcext:value-type="float">
            <text:p>1.82E-01</text:p>
          </table:table-cell>
          <table:table-cell office:value-type="float" office:value="541.253099621" calcext:value-type="float">
            <text:p>541.253099621</text:p>
          </table:table-cell>
          <table:table-cell office:value-type="float" office:value="40710.6093515" calcext:value-type="float">
            <text:p>40710.6093515</text:p>
          </table:table-cell>
          <table:table-cell office:value-type="float" office:value="54834.7083545" calcext:value-type="float">
            <text:p>54834.7083545</text:p>
          </table:table-cell>
          <table:table-cell office:value-type="float" office:value="3114.4197323" calcext:value-type="float">
            <text:p>3114.4197323</text:p>
          </table:table-cell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37.98pt" svg:y="178.27pt">
            <loext:p draw:notify-on-update-of-ranges="'part vs. part'.A2:'part vs. part'.A11 'part vs. part'.B2:'part vs. part'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362132902181" calcext:value-type="float">
            <text:p>0.003621329</text:p>
          </table:table-cell>
          <table:table-cell office:value-type="float" office:value="0.000000909894876644" calcext:value-type="float">
            <text:p>9.10E-07</text:p>
          </table:table-cell>
          <table:table-cell office:value-type="float" office:value="0.00000108616281438" calcext:value-type="float">
            <text:p>1.09E-06</text:p>
          </table:table-cell>
          <table:table-cell office:value-type="float" office:value="0.000000109994486489" calcext:value-type="float">
            <text:p>1.10E-07</text:p>
          </table:table-cell>
          <table:table-cell office:value-type="float" office:value="0.461480808124" calcext:value-type="float">
            <text:p>0.4614808081</text:p>
          </table:table-cell>
          <table:table-cell office:value-type="float" office:value="0.0327846420731" calcext:value-type="float">
            <text:p>0.0327846421</text:p>
          </table:table-cell>
          <table:table-cell office:value-type="float" office:value="0.0365909637961" calcext:value-type="float">
            <text:p>0.0365909638</text:p>
          </table:table-cell>
          <table:table-cell office:value-type="float" office:value="0.0012936948027" calcext:value-type="float">
            <text:p>0.0012936948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362116532036" calcext:value-type="float">
            <text:p>0.0036211653</text:p>
          </table:table-cell>
          <table:table-cell office:value-type="float" office:value="0.000000909830931523" calcext:value-type="float">
            <text:p>9.10E-07</text:p>
          </table:table-cell>
          <table:table-cell office:value-type="float" office:value="0.00000108607085879" calcext:value-type="float">
            <text:p>1.09E-06</text:p>
          </table:table-cell>
          <table:table-cell office:value-type="float" office:value="0.000000109984903215" calcext:value-type="float">
            <text:p>1.10E-07</text:p>
          </table:table-cell>
          <table:table-cell office:value-type="float" office:value="0.461471013374" calcext:value-type="float">
            <text:p>0.4614710134</text:p>
          </table:table-cell>
          <table:table-cell office:value-type="float" office:value="0.0327850512731" calcext:value-type="float">
            <text:p>0.0327850513</text:p>
          </table:table-cell>
          <table:table-cell office:value-type="float" office:value="0.0365877213652" calcext:value-type="float">
            <text:p>0.0365877214</text:p>
          </table:table-cell>
          <table:table-cell office:value-type="float" office:value="0.00129362049181" calcext:value-type="float">
            <text:p>0.0012936205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120034336306" calcext:value-type="float">
            <text:p>0.0012003434</text:p>
          </table:table-cell>
          <table:table-cell office:value-type="float" office:value="0.0000000715986522563" calcext:value-type="float">
            <text:p>7.16E-08</text:p>
          </table:table-cell>
          <table:table-cell office:value-type="float" office:value="0.000000137897191574" calcext:value-type="float">
            <text:p>1.38E-07</text:p>
          </table:table-cell>
          <table:table-cell office:value-type="float" office:value="0.0000000111382490417" calcext:value-type="float">
            <text:p>1.11E-08</text:p>
          </table:table-cell>
          <table:table-cell office:value-type="float" office:value="0.157900292342" calcext:value-type="float">
            <text:p>0.1579002923</text:p>
          </table:table-cell>
          <table:table-cell office:value-type="float" office:value="0.00289960026259" calcext:value-type="float">
            <text:p>0.0028996003</text:p>
          </table:table-cell>
          <table:table-cell office:value-type="float" office:value="0.00510014618113" calcext:value-type="float">
            <text:p>0.0051001462</text:p>
          </table:table-cell>
          <table:table-cell table:style-name="ce1" office:value-type="float" office:value="0.000133650143237" calcext:value-type="float">
            <text:p>1.34E-0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0263429525332" calcext:value-type="float">
            <text:p>0.0002634295</text:p>
          </table:table-cell>
          <table:table-cell office:value-type="float" office:value="0.00000000611672959435" calcext:value-type="float">
            <text:p>6.12E-09</text:p>
          </table:table-cell>
          <table:table-cell office:value-type="float" office:value="0.00000000565973791694" calcext:value-type="float">
            <text:p>5.66E-09</text:p>
          </table:table-cell>
          <table:table-cell office:value-type="float" office:value="0.000000000883425081474" calcext:value-type="float">
            <text:p>8.83E-10</text:p>
          </table:table-cell>
          <table:table-cell office:value-type="float" office:value="0.0423842081943" calcext:value-type="float">
            <text:p>0.0423842082</text:p>
          </table:table-cell>
          <table:table-cell table:style-name="ce1" office:value-type="float" office:value="0.000299656836124" calcext:value-type="float">
            <text:p>3.00E-04</text:p>
          </table:table-cell>
          <table:table-cell table:style-name="ce1" office:value-type="float" office:value="0.000251569360047" calcext:value-type="float">
            <text:p>2.52E-04</text:p>
          </table:table-cell>
          <table:table-cell table:style-name="ce1" office:value-type="float" office:value="0.0000111552486749" calcext:value-type="float">
            <text:p>1.12E-0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114275726501" calcext:value-type="float">
            <text:p>0.0001142757</text:p>
          </table:table-cell>
          <table:table-cell office:value-type="float" office:value="0.00000000119581437983" calcext:value-type="float">
            <text:p>1.20E-09</text:p>
          </table:table-cell>
          <table:table-cell office:value-type="float" office:value="0.00000000121847561658" calcext:value-type="float">
            <text:p>1.22E-09</text:p>
          </table:table-cell>
          <table:table-cell office:value-type="float" office:value="0.000000000162857509732" calcext:value-type="float">
            <text:p>1.63E-10</text:p>
          </table:table-cell>
          <table:table-cell office:value-type="float" office:value="0.0195369821086" calcext:value-type="float">
            <text:p>0.0195369821</text:p>
          </table:table-cell>
          <table:table-cell table:style-name="ce1" office:value-type="float" office:value="0.0000653957415243" calcext:value-type="float">
            <text:p>6.54E-05</text:p>
          </table:table-cell>
          <table:table-cell table:style-name="ce1" office:value-type="float" office:value="0.0000630745005624" calcext:value-type="float">
            <text:p>6.31E-05</text:p>
          </table:table-cell>
          <table:table-cell table:style-name="ce1" office:value-type="float" office:value="0.00000205385455438" calcext:value-type="float">
            <text:p>2.05E-06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table:style-name="ce1" office:value-type="float" office:value="0.0000402786659649" calcext:value-type="float">
            <text:p>4.03E-05</text:p>
          </table:table-cell>
          <table:table-cell office:value-type="float" office:value="0.00000000012415000134" calcext:value-type="float">
            <text:p>1.24E-10</text:p>
          </table:table-cell>
          <table:table-cell office:value-type="float" office:value="0.000000000126177392587" calcext:value-type="float">
            <text:p>1.26E-10</text:p>
          </table:table-cell>
          <table:table-cell office:value-type="float" office:value="0.000000000018273527183" calcext:value-type="float">
            <text:p>1.83E-11</text:p>
          </table:table-cell>
          <table:table-cell office:value-type="float" office:value="0.00588135169911" calcext:value-type="float">
            <text:p>0.0058813517</text:p>
          </table:table-cell>
          <table:table-cell table:style-name="ce1" office:value-type="float" office:value="0.00000481925554609" calcext:value-type="float">
            <text:p>4.82E-06</text:p>
          </table:table-cell>
          <table:table-cell table:style-name="ce1" office:value-type="float" office:value="0.00000555005571413" calcext:value-type="float">
            <text:p>5.55E-06</text:p>
          </table:table-cell>
          <table:table-cell table:style-name="ce1" office:value-type="float" office:value="0.000000185910062389" calcext:value-type="float">
            <text:p>1.86E-07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682796142491" calcext:value-type="float">
            <text:p>0.0068279614</text:p>
          </table:table-cell>
          <table:table-cell office:value-type="float" office:value="0.00000347547671452" calcext:value-type="float">
            <text:p>3.48E-06</text:p>
          </table:table-cell>
          <table:table-cell office:value-type="float" office:value="0.00000444622131477" calcext:value-type="float">
            <text:p>4.45E-06</text:p>
          </table:table-cell>
          <table:table-cell office:value-type="float" office:value="0.000000451254786447" calcext:value-type="float">
            <text:p>4.51E-07</text:p>
          </table:table-cell>
          <table:table-cell office:value-type="float" office:value="0.809555838445" calcext:value-type="float">
            <text:p>0.8095558384</text:p>
          </table:table-cell>
          <table:table-cell office:value-type="float" office:value="0.117379438091" calcext:value-type="float">
            <text:p>0.1173794381</text:p>
          </table:table-cell>
          <table:table-cell office:value-type="float" office:value="0.0883987343862" calcext:value-type="float">
            <text:p>0.0883987344</text:p>
          </table:table-cell>
          <table:table-cell office:value-type="float" office:value="0.00677347376809" calcext:value-type="float">
            <text:p>0.0067734738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814876761779" calcext:value-type="float">
            <text:p>0.8148767618</text:p>
          </table:table-cell>
          <table:table-cell table:style-name="Default" office:value-type="float" office:value="0.0374466841561" calcext:value-type="float">
            <text:p>0.0374466842</text:p>
          </table:table-cell>
          <table:table-cell table:style-name="Default" office:value-type="float" office:value="0.0520611628236" calcext:value-type="float">
            <text:p>0.0520611628</text:p>
          </table:table-cell>
          <table:table-cell table:style-name="Default" office:value-type="float" office:value="0.00796470062404" calcext:value-type="float">
            <text:p>0.0079647006</text:p>
          </table:table-cell>
          <table:table-cell office:value-type="float" office:value="132.772221661" calcext:value-type="float">
            <text:p>132.772221661</text:p>
          </table:table-cell>
          <table:table-cell office:value-type="float" office:value="1934.72408036" calcext:value-type="float">
            <text:p>1934.72408036</text:p>
          </table:table-cell>
          <table:table-cell office:value-type="float" office:value="2977.09357952" calcext:value-type="float">
            <text:p>2977.09357952</text:p>
          </table:table-cell>
          <table:table-cell office:value-type="float" office:value="142.317930092" calcext:value-type="float">
            <text:p>142.317930092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365522598946" calcext:value-type="float">
            <text:p>0.0365522599</text:p>
          </table:table-cell>
          <table:table-cell table:style-name="Default" office:value-type="float" office:value="0.000127084263598" calcext:value-type="float">
            <text:p>0.0001270843</text:p>
          </table:table-cell>
          <table:table-cell office:value-type="float" office:value="0.0000982895815747" calcext:value-type="float">
            <text:p>9.83E-05</text:p>
          </table:table-cell>
          <table:table-cell office:value-type="float" office:value="0.0000152279552394" calcext:value-type="float">
            <text:p>1.52E-05</text:p>
          </table:table-cell>
          <table:table-cell office:value-type="float" office:value="6.55294113727" calcext:value-type="float">
            <text:p>6.5529411373</text:p>
          </table:table-cell>
          <table:table-cell office:value-type="float" office:value="7.6068894649" calcext:value-type="float">
            <text:p>7.6068894649</text:p>
          </table:table-cell>
          <table:table-cell office:value-type="float" office:value="5.5224733378" calcext:value-type="float">
            <text:p>5.5224733378</text:p>
          </table:table-cell>
          <table:table-cell office:value-type="float" office:value="0.322710148097" calcext:value-type="float">
            <text:p>0.3227101481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3.82223722659" calcext:value-type="float">
            <text:p>3.8222372266</text:p>
          </table:table-cell>
          <table:table-cell table:style-name="Default" office:value-type="float" office:value="0.791920954397" calcext:value-type="float">
            <text:p>0.7919209544</text:p>
          </table:table-cell>
          <table:table-cell table:style-name="Default" office:value-type="float" office:value="1.18236671271" calcext:value-type="float">
            <text:p>1.1823667127</text:p>
          </table:table-cell>
          <table:table-cell table:style-name="Default" office:value-type="float" office:value="0.181542265463" calcext:value-type="float">
            <text:p>0.1815422655</text:p>
          </table:table-cell>
          <table:table-cell office:value-type="float" office:value="541.253065531" calcext:value-type="float">
            <text:p>541.253065531</text:p>
          </table:table-cell>
          <table:table-cell office:value-type="float" office:value="40710.6100403" calcext:value-type="float">
            <text:p>40710.6100403</text:p>
          </table:table-cell>
          <table:table-cell office:value-type="float" office:value="54834.6735859" calcext:value-type="float">
            <text:p>54834.6735859</text:p>
          </table:table-cell>
          <table:table-cell office:value-type="float" office:value="3114.41823116" calcext:value-type="float">
            <text:p>3114.41823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1T22:11:08.712112087</dc:date>
    <meta:editing-duration>PT5H29M28S</meta:editing-duration>
    <meta:editing-cycles>2</meta:editing-cycles>
    <meta:generator>LibreOffice/5.1.6.2$Linux_X86_64 LibreOffice_project/10m0$Build-2</meta:generator>
    <meta:document-statistic meta:table-count="2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2:'part vs. part'.B11" svg:x="1.331cm" svg:y="1.275cm" svg:width="14.349cm" svg:height="6.564cm">
          <chartooo:coordinate-region svg:x="2.799cm" svg:y="1.474cm" svg:width="12.191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2:'part vs. part'.B11" chart:class="chart:scatter">
            <chart:domain table:cell-range-address="'part vs. part'.A2:'part vs. part'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2:'part vs. part'.A11</svg:desc>
                </draw:g>
              </table:table-cell>
              <table:table-cell office:value-type="float" office:value="0.00362132902181">
                <text:p>0.00362132902181</text:p>
                <draw:g>
                  <svg:desc>'part vs. part'.B2:'part vs. part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62116532036">
                <text:p>0.0036211653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120034336306">
                <text:p>0.00120034336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263429525332">
                <text:p>0.00026342952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0.000114275726501">
                <text:p>0.000114275726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402786659649">
                <text:p>0.000040278665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0682796142491">
                <text:p>0.006827961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814876761779">
                <text:p>0.81487676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365522598946">
                <text:p>0.0365522598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3.82223722659">
                <text:p>3.82223722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3:'mono vs. part'.B12" chart:data-source-has-labels="row" svg:x="1.331cm" svg:y="1.275cm" svg:width="14.349cm" svg:height="6.564cm">
          <chartooo:coordinate-region svg:x="2.429cm" svg:y="1.474cm" svg:width="12.561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12" chart:label-cell-address="'mono vs. part'.B3:'mono vs. part'.B3" chart:class="chart:scatter">
            <chart:domain table:cell-range-address="'mono vs. part'.A4:'mono vs. part'.A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67297174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12</svg:desc>
                </draw:g>
              </table:table-cell>
              <table:table-cell office:value-type="float" office:value="0.00665254645801">
                <text:p>0.00665254645801</text:p>
                <draw:g>
                  <svg:desc>'mono vs. part'.B4:'mono vs. part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668596320907">
                <text:p>0.00668596320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668676632239">
                <text:p>0.0066867663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668671891485">
                <text:p>0.0066867189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668670078945">
                <text:p>0.00668670078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719713061167">
                <text:p>0.00719713061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814853899363">
                <text:p>0.814853899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361234222038">
                <text:p>0.0361234222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3.82224210067">
                <text:p>3.82224210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